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.359cm" svg:y="0.1cm">
            <draw:object draw:notify-on-update-of-ranges="Sheet1.A1:Sheet1.A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4:37:26.350000000</meta:creation-date>
    <dc:date>2023-05-16T14:47:20.788000000</dc:date>
    <meta:editing-duration>PT9M55S</meta:editing-duration>
    <meta:editing-cycles>1</meta:editing-cycles>
    <meta:document-statistic meta:table-count="1" meta:cell-count="4" meta:object-count="1"/>
    <meta:generator>LibreOfficeDev/7.6.0.0.alpha1$Windows_X86_64 LibreOffice_project/4ad89dd8166fac837d7ed6887c17f9255f06285e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:Sheet1.A4" svg:x="0.32cm" svg:y="0.18cm" svg:width="12.508cm" svg:height="8.64cm">
          <chart:coordinate-region svg:x="1.047cm" svg:y="0.379cm" svg:width="11.78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4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Dev/7.6.0.0.alpha1$Windows_X86_64 LibreOffice_project/4ad89dd8166fac837d7ed6887c17f9255f0628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